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9.1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office:value-type="string">
            <text:p>ITC</text:p>
          </table:table-cell>
          <table:table-cell office:value-type="float" office:value="-0.548345432393">
            <text:p>-0,5483454324</text:p>
          </table:table-cell>
          <table:table-cell office:value-type="float" office:value="-26.4901175069">
            <text:p>-26,4901175069</text:p>
          </table:table-cell>
          <table:table-cell office:value-type="float" office:value="2.07">
            <text:p>2,07</text:p>
          </table:table-cell>
          <table:table-cell office:value-type="date" office:date-value="2016-12-30">
            <text:p>2016-12-30</text:p>
          </table:table-cell>
          <table:table-cell office:value-type="string">
            <text:p>09:00:00</text:p>
          </table:table-cell>
          <table:table-cell office:value-type="string">
            <text:p>Intrinsyc Announces New Client Launching Commercial Product Powered by Intrinsyc's Open-Q(TM) 410 System On Module ("SOM") and Product Development Services Agreement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0.349583744028">
            <text:p>0,349583744</text:p>
          </table:table-cell>
          <table:table-cell office:value-type="float" office:value="1.58039660137">
            <text:p>1,5803966014</text:p>
          </table:table-cell>
          <table:table-cell office:value-type="float" office:value="22.120001">
            <text:p>22,120001</text:p>
          </table:table-cell>
          <table:table-cell office:value-type="date" office:date-value="2016-12-30">
            <text:p>2016-12-30</text:p>
          </table:table-cell>
          <table:table-cell office:value-type="string">
            <text:p>08:50:13</text:p>
          </table:table-cell>
          <table:table-cell office:value-type="string">
            <text:p>Barrick Gold Corp. breached its 50 day moving average in a Bullish Manner : ABX-CA : December 30, 2016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BTO</text:p>
          </table:table-cell>
          <table:table-cell office:value-type="float" office:value="0.342432689037">
            <text:p>0,342432689</text:p>
          </table:table-cell>
          <table:table-cell office:value-type="float" office:value="10.0420143413">
            <text:p>10,0420143413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NDM</text:p>
          </table:table-cell>
          <table:table-cell office:value-type="float" office:value="-1.82853645259">
            <text:p>-1,8285364526</text:p>
          </table:table-cell>
          <table:table-cell office:value-type="float" office:value="-61.7748801551">
            <text:p>-61,7748801551</text:p>
          </table:table-cell>
          <table:table-cell office:value-type="float" office:value="2.96">
            <text:p>2,96</text:p>
          </table:table-cell>
          <table:table-cell office:value-type="date" office:date-value="2016-12-30">
            <text:p>2016-12-30</text:p>
          </table:table-cell>
          <table:table-cell office:value-type="string">
            <text:p>08:22:16</text:p>
          </table:table-cell>
          <table:table-cell office:value-type="string">
            <text:p>3 Gold Stocks That Could Suffer a Meltdown in 2017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-0.277527925903">
            <text:p>-0,2775279259</text:p>
          </table:table-cell>
          <table:table-cell office:value-type="float" office:value="-6.30745286143">
            <text:p>-6,3074528614</text:p>
          </table:table-cell>
          <table:table-cell office:value-type="float" office:value="4.4">
            <text:p>4,4</text:p>
          </table:table-cell>
          <table:table-cell office:value-type="date" office:date-value="2016-12-29">
            <text:p>2016-12-29</text:p>
          </table:table-cell>
          <table:table-cell office:value-type="string">
            <text:p>16:05:38</text:p>
          </table:table-cell>
          <table:table-cell office:value-type="string">
            <text:p>Analyzing the Correlation of Mining Stocks</text:p>
          </table:table-cell>
          <table:table-cell office:value-type="string">
            <text:p>xxxxxx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float" office:value="0.0171386348461">
            <text:p>0,0171386348</text:p>
          </table:table-cell>
          <table:table-cell office:value-type="float" office:value="0.0255419304872">
            <text:p>0,0255419305</text:p>
          </table:table-cell>
          <table:table-cell office:value-type="float" office:value="67.099998">
            <text:p>67,099998</text:p>
          </table:table-cell>
          <table:table-cell office:value-type="date" office:date-value="2016-12-29">
            <text:p>2016-12-29</text:p>
          </table:table-cell>
          <table:table-cell office:value-type="string">
            <text:p>14:39:04</text:p>
          </table:table-cell>
          <table:table-cell office:value-type="string">
            <text:p>ETFs with exposure to The Toronto-Dominion Bank : December 29, 2016</text:p>
          </table:table-cell>
          <table:table-cell/>
        </table:table-row>
        <table:table-row table:style-name="ro1">
          <table:table-cell office:value-type="string">
            <text:p>RY</text:p>
          </table:table-cell>
          <table:table-cell office:value-type="float" office:value="0.420854821804">
            <text:p>0,4208548218</text:p>
          </table:table-cell>
          <table:table-cell office:value-type="float" office:value="0.458447503324">
            <text:p>0,4584475033</text:p>
          </table:table-cell>
          <table:table-cell office:value-type="float" office:value="91.800003">
            <text:p>91,800003</text:p>
          </table:table-cell>
          <table:table-cell office:value-type="date" office:date-value="2016-12-29">
            <text:p>2016-12-29</text:p>
          </table:table-cell>
          <table:table-cell office:value-type="string">
            <text:p>14:31:22</text:p>
          </table:table-cell>
          <table:table-cell office:value-type="string">
            <text:p>ETFs with exposure to Royal Bank of Canada : December 29, 2016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float" office:value="0.121672622648">
            <text:p>0,1216726226</text:p>
          </table:table-cell>
          <table:table-cell office:value-type="float" office:value="0.221182743268">
            <text:p>0,2211827433</text:p>
          </table:table-cell>
          <table:table-cell office:value-type="float" office:value="55.009998">
            <text:p>55,009998</text:p>
          </table:table-cell>
          <table:table-cell office:value-type="date" office:date-value="2016-12-29">
            <text:p>2016-12-29</text:p>
          </table:table-cell>
          <table:table-cell office:value-type="string">
            <text:p>14:13:48</text:p>
          </table:table-cell>
          <table:table-cell office:value-type="string">
            <text:p>ETFs with exposure to National Bank of Canada : December 29, 2016</text:p>
          </table:table-cell>
          <table:table-cell/>
        </table:table-row>
        <table:table-row table:style-name="ro1">
          <table:table-cell office:value-type="string">
            <text:p>ELD</text:p>
          </table:table-cell>
          <table:table-cell office:value-type="float" office:value="-0.424973724681">
            <text:p>-0,4249737247</text:p>
          </table:table-cell>
          <table:table-cell office:value-type="float" office:value="-9.83735473798">
            <text:p>-9,837354738</text:p>
          </table:table-cell>
          <table:table-cell office:value-type="float" office:value="4.32">
            <text:p>4,32</text:p>
          </table:table-cell>
          <table:table-cell office:value-type="date" office:date-value="2016-12-29">
            <text:p>2016-12-29</text:p>
          </table:table-cell>
          <table:table-cell office:value-type="string">
            <text:p>12:32:02</text:p>
          </table:table-cell>
          <table:table-cell office:value-type="string">
            <text:p>How to Invest in Gold in 2017 Part 5</text:p>
          </table:table-cell>
          <table:table-cell/>
        </table:table-row>
        <table:table-row table:style-name="ro1">
          <table:table-cell office:value-type="string">
            <text:p>SPB</text:p>
          </table:table-cell>
          <table:table-cell office:value-type="float" office:value="0.0127186768114">
            <text:p>0,0127186768</text:p>
          </table:table-cell>
          <table:table-cell office:value-type="float" office:value="0.100147061507">
            <text:p>0,1001470615</text:p>
          </table:table-cell>
          <table:table-cell office:value-type="float" office:value="12.7">
            <text:p>12,7</text:p>
          </table:table-cell>
          <table:table-cell office:value-type="date" office:date-value="2016-12-29">
            <text:p>2016-12-29</text:p>
          </table:table-cell>
          <table:table-cell office:value-type="string">
            <text:p>12:25:33</text:p>
          </table:table-cell>
          <table:table-cell office:value-type="string">
            <text:p>Superior Plus Corp. : SPB-CA: Dividend Analysis : December 31st, 2016 (record date) : By the numbers : December 29, 2016</text:p>
          </table:table-cell>
          <table:table-cell/>
        </table:table-row>
        <table:table-row table:style-name="ro1">
          <table:table-cell office:value-type="string">
            <text:p>AQN</text:p>
          </table:table-cell>
          <table:table-cell office:value-type="float" office:value="0.00987851520553">
            <text:p>0,0098785152</text:p>
          </table:table-cell>
          <table:table-cell office:value-type="float" office:value="0.086882279732">
            <text:p>0,0868822797</text:p>
          </table:table-cell>
          <table:table-cell office:value-type="float" office:value="11.37">
            <text:p>11,37</text:p>
          </table:table-cell>
          <table:table-cell office:value-type="date" office:date-value="2016-12-29">
            <text:p>2016-12-29</text:p>
          </table:table-cell>
          <table:table-cell office:value-type="string">
            <text:p>12:11:59</text:p>
          </table:table-cell>
          <table:table-cell office:value-type="string">
            <text:p>Algonquin Power &amp; Utilities Corp. : AQN-CA: Dividend Analysis : December 31st, 2016 (record date) : By the numbers : December 29, 2016</text:p>
          </table:table-cell>
          <table:table-cell/>
        </table:table-row>
        <table:table-row table:style-name="ro1">
          <table:table-cell office:value-type="string">
            <text:p>TCN</text:p>
          </table:table-cell>
          <table:table-cell office:value-type="float" office:value="-0.13618980993">
            <text:p>-0,1361898099</text:p>
          </table:table-cell>
          <table:table-cell office:value-type="float" office:value="-1.45657550727">
            <text:p>-1,4565755073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/>
        </table:table-row>
        <table:table-row table:style-name="ro1">
          <table:table-cell office:value-type="string">
            <text:p>CM</text:p>
          </table:table-cell>
          <table:table-cell office:value-type="float" office:value="0.309468816976">
            <text:p>0,309468817</text:p>
          </table:table-cell>
          <table:table-cell office:value-type="float" office:value="0.279253579658">
            <text:p>0,2792535797</text:p>
          </table:table-cell>
          <table:table-cell office:value-type="float" office:value="110.82">
            <text:p>110,82</text:p>
          </table:table-cell>
          <table:table-cell office:value-type="date" office:date-value="2016-12-29">
            <text:p>2016-12-29</text:p>
          </table:table-cell>
          <table:table-cell office:value-type="string">
            <text:p>10:42:11</text:p>
          </table:table-cell>
          <table:table-cell office:value-type="string">
            <text:p>/C O R R E C T I O N -- CIBC - Consumer Research and Advice/</text:p>
          </table:table-cell>
          <table:table-cell/>
        </table:table-row>
        <table:table-row table:style-name="ro1">
          <table:table-cell office:value-type="string">
            <text:p>APS</text:p>
          </table:table-cell>
          <table:table-cell office:value-type="float" office:value="0.176276288015">
            <text:p>0,176276288</text:p>
          </table:table-cell>
          <table:table-cell office:value-type="float" office:value="9.13348642565">
            <text:p>9,1334864257</text:p>
          </table:table-cell>
          <table:table-cell office:value-type="float" office:value="1.93">
            <text:p>1,93</text:p>
          </table:table-cell>
          <table:table-cell office:value-type="date" office:date-value="2016-12-29">
            <text:p>2016-12-29</text:p>
          </table:table-cell>
          <table:table-cell office:value-type="string">
            <text:p>08:15:00</text:p>
          </table:table-cell>
          <table:table-cell office:value-type="string">
            <text:p>IIROC Trade Resumption - APS</text:p>
          </table:table-cell>
          <table:table-cell/>
        </table:table-row>
        <table:table-row table:style-name="ro1">
          <table:table-cell office:value-type="string">
            <text:p>BBD.B</text:p>
          </table:table-cell>
          <table:table-cell office:value-type="float" office:value="0.733362478034">
            <text:p>0,733362478</text:p>
          </table:table-cell>
          <table:table-cell office:value-type="float" office:value="34.2692746745">
            <text:p>34,2692746745</text:p>
          </table:table-cell>
          <table:table-cell office:value-type="float" office:value="2.14">
            <text:p>2,14</text:p>
          </table:table-cell>
          <table:table-cell office:value-type="date" office:date-value="2016-12-29">
            <text:p>2016-12-29</text:p>
          </table:table-cell>
          <table:table-cell office:value-type="string">
            <text:p>05:31:02</text:p>
          </table:table-cell>
          <table:table-cell office:value-type="string">
            <text:p>Bombardier and Austrian Federal Railways Sign Framework Agreement for up to 300 TALENT 3 Trains</text:p>
          </table:table-cell>
          <table:table-cell/>
        </table:table-row>
        <table:table-row table:style-name="ro1">
          <table:table-cell office:value-type="string">
            <text:p>ECA</text:p>
          </table:table-cell>
          <table:table-cell office:value-type="float" office:value="-0.150753264982">
            <text:p>-0,150753265</text:p>
          </table:table-cell>
          <table:table-cell office:value-type="float" office:value="-0.921474668503">
            <text:p>-0,9214746685</text:p>
          </table:table-cell>
          <table:table-cell office:value-type="float" office:value="16.360001">
            <text:p>16,360001</text:p>
          </table:table-cell>
          <table:table-cell office:value-type="date" office:date-value="2016-12-28">
            <text:p>2016-12-28</text:p>
          </table:table-cell>
          <table:table-cell office:value-type="string">
            <text:p>09:22:26</text:p>
          </table:table-cell>
          <table:table-cell office:value-type="string">
            <text:p>How traders are playing rally in energy</text:p>
          </table:table-cell>
          <table:table-cell/>
        </table:table-row>
        <table:table-row table:style-name="ro1">
          <table:table-cell office:value-type="string">
            <text:p>YRI</text:p>
          </table:table-cell>
          <table:table-cell office:value-type="float" office:value="-0.155924697299">
            <text:p>-0,1559246973</text:p>
          </table:table-cell>
          <table:table-cell office:value-type="float" office:value="-4.54590954225">
            <text:p>-4,5459095423</text:p>
          </table:table-cell>
          <table:table-cell office:value-type="float" office:value="3.43">
            <text:p>3,4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float" office:value="0.0268558280142">
            <text:p>0,026855828</text:p>
          </table:table-cell>
          <table:table-cell office:value-type="float" office:value="2.29536991575">
            <text:p>2,2953699158</text:p>
          </table:table-cell>
          <table:table-cell office:value-type="float" office:value="1.17">
            <text:p>1,17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/>
        </table:table-row>
        <table:table-row table:style-name="ro1">
          <table:table-cell office:value-type="string">
            <text:p>MFC</text:p>
          </table:table-cell>
          <table:table-cell office:value-type="float" office:value="-0.600518961171">
            <text:p>-0,6005189612</text:p>
          </table:table-cell>
          <table:table-cell office:value-type="float" office:value="-2.45812100356">
            <text:p>-2,4581210036</text:p>
          </table:table-cell>
          <table:table-cell office:value-type="float" office:value="24.43">
            <text:p>24,43</text:p>
          </table:table-cell>
          <table:table-cell office:value-type="date" office:date-value="2016-12-28">
            <text:p>2016-12-28</text:p>
          </table:table-cell>
          <table:table-cell office:value-type="string">
            <text:p>08:00:00</text:p>
          </table:table-cell>
          <table:table-cell office:value-type="string">
            <text:p>Manulife Asset Management Concludes Another Successful Year</text:p>
          </table:table-cell>
          <table:table-cell/>
        </table:table-row>
        <table:table-row table:style-name="ro1">
          <table:table-cell office:value-type="string">
            <text:p>LB</text:p>
          </table:table-cell>
          <table:table-cell office:value-type="float" office:value="0.258895447056">
            <text:p>0,2588954471</text:p>
          </table:table-cell>
          <table:table-cell office:value-type="float" office:value="0.439924309013">
            <text:p>0,439924309</text:p>
          </table:table-cell>
          <table:table-cell office:value-type="float" office:value="58.849998">
            <text:p>58,849998</text:p>
          </table:table-cell>
          <table:table-cell office:value-type="date" office:date-value="2016-12-27">
            <text:p>2016-12-27</text:p>
          </table:table-cell>
          <table:table-cell office:value-type="string">
            <text:p>13:17:57</text:p>
          </table:table-cell>
          <table:table-cell office:value-type="string">
            <text:p>ETFs with exposure to Laurentian Bank of Canada : December 27, 2016</text:p>
          </table:table-cell>
          <table:table-cell/>
        </table:table-row>
        <table:table-row table:style-name="ro1">
          <table:table-cell office:value-type="string">
            <text:p>BTE</text:p>
          </table:table-cell>
          <table:table-cell office:value-type="float" office:value="-0.408582822146">
            <text:p>-0,4085828221</text:p>
          </table:table-cell>
          <table:table-cell office:value-type="float" office:value="-6.26660770162">
            <text:p>-6,2666077016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/>
        </table:table-row>
        <table:table-row table:style-name="ro1">
          <table:table-cell office:value-type="string">
            <text:p>PLS</text:p>
          </table:table-cell>
          <table:table-cell office:value-type="float" office:value="-0.0184333765864">
            <text:p>-0,0184333766</text:p>
          </table:table-cell>
          <table:table-cell office:value-type="float" office:value="-1.47467012691">
            <text:p>-1,4746701269</text:p>
          </table:table-cell>
          <table:table-cell office:value-type="float" office:value="1.25">
            <text:p>1,25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/>
        </table:table-row>
        <table:table-row table:style-name="ro1">
          <table:table-cell office:value-type="string">
            <text:p>CNR</text:p>
          </table:table-cell>
          <table:table-cell office:value-type="float" office:value="0.266297938095">
            <text:p>0,2662979381</text:p>
          </table:table-cell>
          <table:table-cell office:value-type="float" office:value="0.290972406932">
            <text:p>0,2909724069</text:p>
          </table:table-cell>
          <table:table-cell office:value-type="float" office:value="91.519997">
            <text:p>91,519997</text:p>
          </table:table-cell>
          <table:table-cell office:value-type="date" office:date-value="2016-12-27">
            <text:p>2016-12-27</text:p>
          </table:table-cell>
          <table:table-cell office:value-type="string">
            <text:p>09:06:11</text:p>
          </table:table-cell>
          <table:table-cell office:value-type="string">
            <text:p>Fall in Coal Volumes Pulls down Canadian National’s Carloads</text:p>
          </table:table-cell>
          <table:table-cell/>
        </table:table-row>
        <table:table-row table:style-name="ro1">
          <table:table-cell office:value-type="string">
            <text:p>XTC</text:p>
          </table:table-cell>
          <table:table-cell office:value-type="float" office:value="-0.110544837517">
            <text:p>-0,1105448375</text:p>
          </table:table-cell>
          <table:table-cell office:value-type="float" office:value="-1.00404030442">
            <text:p>-1,0040403044</text:p>
          </table:table-cell>
          <table:table-cell office:value-type="float" office:value="11.01">
            <text:p>11,01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/>
        </table:table-row>
        <table:table-row table:style-name="ro1">
          <table:table-cell office:value-type="string">
            <text:p>NVC</text:p>
          </table:table-cell>
          <table:table-cell office:value-type="float" office:value="0.38053511631">
            <text:p>0,3805351163</text:p>
          </table:table-cell>
          <table:table-cell office:value-type="float" office:value="17.0643549915">
            <text:p>17,0643549915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.167774855772">
            <text:p>0,1677748558</text:p>
          </table:table-cell>
          <table:table-cell office:value-type="float" office:value="0.393283768805">
            <text:p>0,3932837688</text:p>
          </table:table-cell>
          <table:table-cell office:value-type="float" office:value="42.66">
            <text:p>42,66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/>
        </table:table-row>
        <table:table-row table:style-name="ro1">
          <table:table-cell office:value-type="string">
            <text:p>POW</text:p>
          </table:table-cell>
          <table:table-cell office:value-type="float" office:value="0.100173853577">
            <text:p>0,1001738536</text:p>
          </table:table-cell>
          <table:table-cell office:value-type="float" office:value="0.330170908296">
            <text:p>0,3301709083</text:p>
          </table:table-cell>
          <table:table-cell office:value-type="float" office:value="30.34">
            <text:p>30,34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/>
        </table:table-row>
        <table:table-row table:style-name="ro1">
          <table:table-cell office:value-type="string">
            <text:p>RFP</text:p>
          </table:table-cell>
          <table:table-cell office:value-type="float" office:value="0.649838309541">
            <text:p>0,6498383095</text:p>
          </table:table-cell>
          <table:table-cell office:value-type="float" office:value="9.93636558931">
            <text:p>9,9363655893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/>
        </table:table-row>
        <table:table-row table:style-name="ro1">
          <table:table-cell office:value-type="string">
            <text:p>MBA</text:p>
          </table:table-cell>
          <table:table-cell office:value-type="float" office:value="0.000332317309314">
            <text:p>0,0003323173</text:p>
          </table:table-cell>
          <table:table-cell office:value-type="float" office:value="0.055386218219">
            <text:p>0,0553862182</text:p>
          </table:table-cell>
          <table:table-cell office:value-type="float" office:value="0.6">
            <text:p>0,6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/>
        </table:table-row>
        <table:table-row table:style-name="ro1">
          <table:table-cell office:value-type="string">
            <text:p>BYL</text:p>
          </table:table-cell>
          <table:table-cell office:value-type="float" office:value="-0.0704595542209">
            <text:p>-0,0704595542</text:p>
          </table:table-cell>
          <table:table-cell office:value-type="float" office:value="-3.43705142541">
            <text:p>-3,4370514254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/>
        </table:table-row>
        <table:table-row table:style-name="ro1">
          <table:table-cell office:value-type="string">
            <text:p>BCE</text:p>
          </table:table-cell>
          <table:table-cell office:value-type="float" office:value="0.481191750324">
            <text:p>0,4811917503</text:p>
          </table:table-cell>
          <table:table-cell office:value-type="float" office:value="0.837437797943">
            <text:p>0,8374377979</text:p>
          </table:table-cell>
          <table:table-cell office:value-type="float" office:value="57.459999">
            <text:p>57,459999</text:p>
          </table:table-cell>
          <table:table-cell office:value-type="date" office:date-value="2016-12-22">
            <text:p>2016-12-22</text:p>
          </table:table-cell>
          <table:table-cell office:value-type="string">
            <text:p>08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/>
        </table:table-row>
        <table:table-row table:style-name="ro1">
          <table:table-cell office:value-type="string">
            <text:p>XCT</text:p>
          </table:table-cell>
          <table:table-cell office:value-type="float" office:value="0.0699221532897">
            <text:p>0,0699221533</text:p>
          </table:table-cell>
          <table:table-cell office:value-type="float" office:value="3.36164198508">
            <text:p>3,3616419851</text:p>
          </table:table-cell>
          <table:table-cell office:value-type="float" office:value="2.08">
            <text:p>2,08</text:p>
          </table:table-cell>
          <table:table-cell office:value-type="date" office:date-value="2016-12-22">
            <text:p>2016-12-22</text:p>
          </table:table-cell>
          <table:table-cell office:value-type="string">
            <text:p>07:00:00</text:p>
          </table:table-cell>
          <table:table-cell office:value-type="string">
            <text:p>exactEarth Awarded £1.1M Project from UK Space Agency for Small Vessel Tracking</text:p>
          </table:table-cell>
          <table:table-cell/>
        </table:table-row>
        <table:table-row table:style-name="ro1">
          <table:table-cell office:value-type="string">
            <text:p>TRP</text:p>
          </table:table-cell>
          <table:table-cell office:value-type="float" office:value="0.470285565667">
            <text:p>0,4702855657</text:p>
          </table:table-cell>
          <table:table-cell office:value-type="float" office:value="0.76159605776">
            <text:p>0,7615960578</text:p>
          </table:table-cell>
          <table:table-cell office:value-type="float" office:value="61.75">
            <text:p>61,75</text:p>
          </table:table-cell>
          <table:table-cell office:value-type="date" office:date-value="2016-12-21">
            <text:p>2016-12-21</text:p>
          </table:table-cell>
          <table:table-cell office:value-type="string">
            <text:p>17:27:25</text:p>
          </table:table-cell>
          <table:table-cell office:value-type="string">
            <text:p>Canada's Trudeau says Trump very supportive of Keystone XL pipeline</text:p>
          </table:table-cell>
          <table:table-cell/>
        </table:table-row>
        <table:table-row table:style-name="ro1">
          <table:table-cell office:value-type="string">
            <text:p>RKN</text:p>
          </table:table-cell>
          <table:table-cell office:value-type="float" office:value="-0.210113093624">
            <text:p>-0,2101130936</text:p>
          </table:table-cell>
          <table:table-cell office:value-type="float" office:value="-12.4327274334">
            <text:p>-12,4327274334</text:p>
          </table:table-cell>
          <table:table-cell office:value-type="float" office:value="1.69">
            <text:p>1,69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/>
        </table:table-row>
        <table:table-row table:style-name="ro1">
          <table:table-cell office:value-type="string">
            <text:p>BNS</text:p>
          </table:table-cell>
          <table:table-cell office:value-type="float" office:value="-0.370003730904">
            <text:p>-0,3700037309</text:p>
          </table:table-cell>
          <table:table-cell office:value-type="float" office:value="-0.486590907467">
            <text:p>-0,4865909075</text:p>
          </table:table-cell>
          <table:table-cell office:value-type="float" office:value="76.040001">
            <text:p>76,040001</text:p>
          </table:table-cell>
          <table:table-cell office:value-type="date" office:date-value="2016-12-20">
            <text:p>2016-12-20</text:p>
          </table:table-cell>
          <table:table-cell office:value-type="string">
            <text:p>13:02:07</text:p>
          </table:table-cell>
          <table:table-cell office:value-type="string">
            <text:p>A happy holiday for commodity producers: Scotiabank</text:p>
          </table:table-cell>
          <table:table-cell/>
        </table:table-row>
        <table:table-row table:style-name="ro1">
          <table:table-cell office:value-type="string">
            <text:p>SAP</text:p>
          </table:table-cell>
          <table:table-cell office:value-type="float" office:value="0.277917448564">
            <text:p>0,2779174486</text:p>
          </table:table-cell>
          <table:table-cell office:value-type="float" office:value="0.594475825806">
            <text:p>0,5944758258</text:p>
          </table:table-cell>
          <table:table-cell office:value-type="float" office:value="46.75">
            <text:p>46,75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/>
        </table:table-row>
        <table:table-row table:style-name="ro1">
          <table:table-cell office:value-type="string">
            <text:p>POT</text:p>
          </table:table-cell>
          <table:table-cell office:value-type="float" office:value="0.15028789797">
            <text:p>0,150287898</text:p>
          </table:table-cell>
          <table:table-cell office:value-type="float" office:value="0.627768971145">
            <text:p>0,6277689711</text:p>
          </table:table-cell>
          <table:table-cell office:value-type="float" office:value="23.940001">
            <text:p>23,940001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/>
        </table:table-row>
        <table:table-row table:style-name="ro1">
          <table:table-cell office:value-type="string">
            <text:p>GAS</text:p>
          </table:table-cell>
          <table:table-cell office:value-type="float" office:value="-0.00023198960195">
            <text:p>-0,0002319896</text:p>
          </table:table-cell>
          <table:table-cell office:value-type="float" office:value="-0.00211862650183">
            <text:p>-0,0021186265</text:p>
          </table:table-cell>
          <table:table-cell office:value-type="float" office:value="10.95">
            <text:p>10,95</text:p>
          </table:table-cell>
          <table:table-cell office:value-type="date" office:date-value="2016-12-19">
            <text:p>2016-12-19</text:p>
          </table:table-cell>
          <table:table-cell office:value-type="string">
            <text:p>19:02:00</text:p>
          </table:table-cell>
          <table:table-cell office:value-type="string">
            <text:p>Auspice Capital Advisors Announces Estimated 2016 Non-Cash Distribution for GAS</text:p>
          </table:table-cell>
          <table:table-cell/>
        </table:table-row>
        <table:table-row table:style-name="ro1">
          <table:table-cell office:value-type="string">
            <text:p>RIC</text:p>
          </table:table-cell>
          <table:table-cell office:value-type="float" office:value="-0.389790861935">
            <text:p>-0,3897908619</text:p>
          </table:table-cell>
          <table:table-cell office:value-type="float" office:value="-4.82414433088">
            <text:p>-4,8241443309</text:p>
          </table:table-cell>
          <table:table-cell office:value-type="float" office:value="8.08">
            <text:p>8,08</text:p>
          </table:table-cell>
          <table:table-cell office:value-type="date" office:date-value="2016-12-19">
            <text:p>2016-12-19</text:p>
          </table:table-cell>
          <table:table-cell office:value-type="string">
            <text:p>06:41:12</text:p>
          </table:table-cell>
          <table:table-cell office:value-type="string">
            <text:p>Island Gold Mine Receives Permit Amendments to an Average of 1,100 Tonnes per Day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0.0193484276867">
            <text:p>0,0193484277</text:p>
          </table:table-cell>
          <table:table-cell office:value-type="float" office:value="1.29855219374">
            <text:p>1,2985521937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float" office:value="7.16308265124">
            <text:p>7,1630826512</text:p>
          </table:table-cell>
          <table:table-cell office:value-type="float" office:value="4.6">
            <text:p>4,6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/>
        </table:table-row>
        <table:table-row table:style-name="ro1">
          <table:table-cell office:value-type="string">
            <text:p>SFD</text:p>
          </table:table-cell>
          <table:table-cell office:value-type="float" office:value="-0.0495940350744">
            <text:p>-0,0495940351</text:p>
          </table:table-cell>
          <table:table-cell office:value-type="float" office:value="-3.35094831584">
            <text:p>-3,3509483158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/>
        </table:table-row>
        <table:table-row table:style-name="ro1">
          <table:table-cell office:value-type="string">
            <text:p>EPI</text:p>
          </table:table-cell>
          <table:table-cell office:value-type="float" office:value="-0.0357485242103">
            <text:p>-0,0357485242</text:p>
          </table:table-cell>
          <table:table-cell office:value-type="float" office:value="-1.1956028164">
            <text:p>-1,1956028164</text:p>
          </table:table-cell>
          <table:table-cell office:value-type="float" office:value="2.99">
            <text:p>2,9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/>
        </table:table-row>
        <table:table-row table:style-name="ro1">
          <table:table-cell office:value-type="string">
            <text:p>SMT</text:p>
          </table:table-cell>
          <table:table-cell office:value-type="float" office:value="-0.0704171459499">
            <text:p>-0,0704171459</text:p>
          </table:table-cell>
          <table:table-cell office:value-type="float" office:value="-3.43498272927">
            <text:p>-3,4349827293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/>
        </table:table-row>
        <table:table-row table:style-name="ro1">
          <table:table-cell office:value-type="string">
            <text:p>TR</text:p>
          </table:table-cell>
          <table:table-cell office:value-type="float" office:value="0.645843362126">
            <text:p>0,6458433621</text:p>
          </table:table-cell>
          <table:table-cell office:value-type="float" office:value="7.25666699018">
            <text:p>7,2566669902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/>
        </table:table-row>
        <table:table-row table:style-name="ro1">
          <table:table-cell office:value-type="string">
            <text:p>IFP</text:p>
          </table:table-cell>
          <table:table-cell office:value-type="float" office:value="-0.069781363629">
            <text:p>-0,0697813636</text:p>
          </table:table-cell>
          <table:table-cell office:value-type="float" office:value="-0.468017194024">
            <text:p>-0,468017194</text:p>
          </table:table-cell>
          <table:table-cell office:value-type="float" office:value="14.91">
            <text:p>14,91</text:p>
          </table:table-cell>
          <table:table-cell office:value-type="date" office:date-value="2016-12-01">
            <text:p>2016-12-01</text:p>
          </table:table-cell>
          <table:table-cell office:value-type="string">
            <text:p>08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  <table:table-cell/>
        </table:table-row>
        <table:table-row table:style-name="ro1">
          <table:table-cell office:value-type="string">
            <text:p>VFF</text:p>
          </table:table-cell>
          <table:table-cell office:value-type="float" office:value="-0.0502207881594">
            <text:p>-0,0502207882</text:p>
          </table:table-cell>
          <table:table-cell office:value-type="float" office:value="-3.72005838218">
            <text:p>-3,7200583822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/>
        </table:table-row>
        <table:table-row table:style-name="ro1">
          <table:table-cell office:value-type="string">
            <text:p>GEO</text:p>
          </table:table-cell>
          <table:table-cell office:value-type="float" office:value="-0.0583675402625">
            <text:p>-0,0583675403</text:p>
          </table:table-cell>
          <table:table-cell office:value-type="float" office:value="-2.3347016105">
            <text:p>-2,3347016105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/>
        </table:table-row>
        <table:table-row table:style-name="ro1">
          <table:table-cell office:value-type="string">
            <text:p>TMB</text:p>
          </table:table-cell>
          <table:table-cell office:value-type="float" office:value="0.0215730128436">
            <text:p>0,0215730128</text:p>
          </table:table-cell>
          <table:table-cell office:value-type="float" office:value="1.35679326061">
            <text:p>1,3567932606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float" office:value="-0.98182151227">
            <text:p>-0,9818215123</text:p>
          </table:table-cell>
          <table:table-cell office:value-type="float" office:value="3.1">
            <text:p>3,1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/>
        </table:table-row>
        <table:table-row table:style-name="ro1">
          <table:table-cell office:value-type="string">
            <text:p>DRT</text:p>
          </table:table-cell>
          <table:table-cell office:value-type="float" office:value="-0.00968765996648">
            <text:p>-0,00968766</text:p>
          </table:table-cell>
          <table:table-cell office:value-type="float" office:value="-0.169661295385">
            <text:p>-0,1696612954</text:p>
          </table:table-cell>
          <table:table-cell office:value-type="float" office:value="5.71">
            <text:p>5,71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/>
        </table:table-row>
        <table:table-row table:style-name="ro1">
          <table:table-cell office:value-type="string">
            <text:p>EOX</text:p>
          </table:table-cell>
          <table:table-cell office:value-type="float" office:value="-0.15040125338">
            <text:p>-0,1504012534</text:p>
          </table:table-cell>
          <table:table-cell office:value-type="float" office:value="-20.6029114219">
            <text:p>-20,6029114219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/>
        </table:table-row>
        <table:table-row table:style-name="ro1">
          <table:table-cell office:value-type="string">
            <text:p>MCB</text:p>
          </table:table-cell>
          <table:table-cell office:value-type="float" office:value="-0.0402811372447">
            <text:p>-0,0402811372</text:p>
          </table:table-cell>
          <table:table-cell office:value-type="float" office:value="-2.63275406828">
            <text:p>-2,6327540683</text:p>
          </table:table-cell>
          <table:table-cell office:value-type="float" office:value="1.53">
            <text:p>1,53</text:p>
          </table:table-cell>
          <table:table-cell office:value-type="date" office:date-value="2016-11-08">
            <text:p>2016-11-08</text:p>
          </table:table-cell>
          <table:table-cell office:value-type="string">
            <text:p>11:20:55</text:p>
          </table:table-cell>
          <table:table-cell office:value-type="string">
            <text:p>McCoy Global, Inc. :MCB-CA: Earnings Analysis: Q3, 2016 By the Numbers : November 8, 2016</text:p>
          </table:table-cell>
          <table:table-cell/>
        </table:table-row>
        <table:table-row table:style-name="ro1">
          <table:table-cell office:value-type="string">
            <text:p>YCM</text:p>
          </table:table-cell>
          <table:table-cell office:value-type="float" office:value="-0.00219749148548">
            <text:p>-0,0021974915</text:p>
          </table:table-cell>
          <table:table-cell office:value-type="float" office:value="-0.219749148548">
            <text:p>-0,2197491485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/>
        </table:table-row>
        <table:table-row table:style-name="ro1">
          <table:table-cell office:value-type="string">
            <text:p>GCL</text:p>
          </table:table-cell>
          <table:table-cell office:value-type="float" office:value="-0.081245080274">
            <text:p>-0,0812450803</text:p>
          </table:table-cell>
          <table:table-cell office:value-type="float" office:value="-9.12866070494">
            <text:p>-9,1286607049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/>
        </table:table-row>
        <table:table-row table:style-name="ro1">
          <table:table-cell office:value-type="string">
            <text:p>FTU</text:p>
          </table:table-cell>
          <table:table-cell office:value-type="float" office:value="-0.00787877233985">
            <text:p>-0,0078787723</text:p>
          </table:table-cell>
          <table:table-cell office:value-type="float" office:value="-2.81384726423">
            <text:p>-2,8138472642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57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15:37:24.94</dc:date>
    <meta:document-statistic meta:table-count="1" meta:cell-count="404" meta:object-count="0"/>
    <meta:generator>LibreOffice/3.5$Windows_x86 LibreOffice_project/7e68ba2-a744ebf-1f241b7-c506db1-7d53735</meta:generator>
  </office:meta>
</office:document-meta>
</file>